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11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8" style:family="table-cell" style:parent-style-name="Default" style:data-style-name="N11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10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8" office:value-type="percentage" office:value="0.6" calcext:value-type="percentage">
            <text:p>60,00%</text:p>
          </table:table-cell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8.2</text:p>
          </table:table-cell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Ajout et suppression d'un véhicule dans la BDD</text:p>
          </table:table-cell>
          <table:table-cell table:style-name="ce3" office:value-type="string" calcext:value-type="string">
            <text:p>En cours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7" office:value-type="percentage" office:value="0.75" calcext:value-type="percentage">
            <text:p>75,00%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En cours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En cours</text:p>
          </table:table-cell>
          <table:table-cell table:style-name="ce10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/>
          <table:table-cell table:style-name="ce1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8" office:value-type="percentage" office:value="0.65" calcext:value-type="percentage">
            <text:p>65,00%</text:p>
          </table:table-cell>
          <table:table-cell table:style-name="ce11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/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/>
          <table:table-cell table:style-name="ce12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/>
          <table:table-cell table:style-name="ce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3:28:49.4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08T13:34:58.572000000</dc:date>
    <meta:editing-duration>PT3H12M37S</meta:editing-duration>
    <meta:editing-cycles>12</meta:editing-cycles>
    <meta:generator>LibreOffice/5.1.6.2$Windows_x86 LibreOffice_project/07ac168c60a517dba0f0d7bc7540f5afa45f0909</meta:generator>
    <meta:document-statistic meta:table-count="1" meta:cell-count="267" meta:object-count="0"/>
  </office:meta>
</office:document-meta>
</file>